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paragraph-rsid="00180adc"/>
    </style:style>
    <style:style style:name="P2" style:family="paragraph" style:parent-style-name="Standard">
      <style:text-properties officeooo:rsid="00180adc" officeooo:paragraph-rsid="00180adc"/>
    </style:style>
    <style:style style:name="T1" style:family="text">
      <style:text-properties officeooo:rsid="00180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e oft hast du <text:span text:style-name="T1">DHBW </text:span>Star in den letzten 7 tagen benutzt?:</text:p>
      <text:p text:style-name="Standard"><text:tab/>gar nicht, 1 mal, mehr mal, täglich</text:p>
      <text:p text:style-name="Standard"/>
      <text:p text:style-name="P1">Auf welchem gerät hast du <text:span text:style-name="T1">DHBW </text:span>Star benutzt?</text:p>
      <text:p text:style-name="Standard"><text:tab/> PC, <text:span text:style-name="T1">Tablet, </text:span>Mobile, beides</text:p>
      <text:p text:style-name="Standard"/>
      <text:p text:style-name="Standard">Wie nützlich findest du die Startseite:</text:p>
      <text:p text:style-name="P1"><text:tab/><text:span text:style-name="T1">unnütz</text:span>, etwas nützlich , sehr nützlich</text:p>
      <text:p text:style-name="Standard"/>
      <text:p text:style-name="Standard">Wie gefällt dir die Darstellung des <text:span text:style-name="T1">S</text:span>cheduler im verglich zum Rapla:</text:p>
      <text:p text:style-name="Standard"><text:tab/>viel schlechter, schlechter, gleich, besser, viel besser</text:p>
      <text:p text:style-name="Standard"/>
      <text:p text:style-name="P2">Was gefällt dir besser oder was fehlt dir beim <text:s/>Scheduler?</text:p>
      <text:p text:style-name="P2"><text:tab/>Frei Text</text:p>
      <text:p text:style-name="Standard"/>
      <text:p text:style-name="P1">Wie gefällt dir die Darstellung des <text:span text:style-name="T1">F</text:span>ood im verglich zum sw-ka.de:</text:p>
      <text:p text:style-name="Standard"><text:tab/>viel schlechter, schlechter, gleich, besser, viel besser</text:p>
      <text:p text:style-name="Standard"/>
      <text:p text:style-name="Standard">Wie nützlich findest du die links Sammlung:</text:p>
      <text:p text:style-name="P1"><text:tab/><text:span text:style-name="T1">un</text:span>nüt<text:span text:style-name="T1">z</text:span> , etwas nützlich , sehr nützlich </text:p>
      <text:p text:style-name="Standard"/>
      <text:p text:style-name="P1">Wie nützlich findest du <text:span text:style-name="T1">DHBW Star</text:span>?</text:p>
      <text:p text:style-name="P1"><text:tab/> <text:span text:style-name="T1">un</text:span>nüt<text:span text:style-name="T1">z</text:span> , etwas nützlich , sehr nützlich</text:p>
      <text:p text:style-name="P1"/>
      <text:p text:style-name="P2">Was Fehlt dir noch bei DHBW Star?</text:p>
      <text:p text:style-name="P2"><text:tab/>Integration von Dualis</text:p>
      <text:p text:style-name="P2"><text:tab/>Integration von Moodle</text:p>
      <text:p text:style-name="P1"><text:span text:style-name="T1"><text:tab/>Integration <text:s/>ÖPNV Fahrplan</text:span></text:p>
      <text:p text:style-name="P1"><text:tab/>Umfragen <text:span text:style-name="T1">für Kurs </text:span>Erstell<text:span text:style-name="T1">en</text:span></text:p>
      <text:p text:style-name="Standard"><text:tab/><text:span text:style-name="T1">Benachrichtigungen für Kurs</text:span></text:p>
      <text:p text:style-name="P2"><text:tab/>Individueller Scheduler (Vorlesungen ein- und ausblenden, eigene Termin hinzufügen) </text:p>
      <text:p text:style-name="P2"><text:tab/>Todo Liste (Hausaufgaben / Abgaben)</text:p>
      <text:p text:style-name="P2"><text:tab/></text:p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13:34:08.005000000</meta:creation-date>
    <dc:date>2023-04-24T01:56:42</dc:date>
    <meta:editing-duration>PT12H22M35S</meta:editing-duration>
    <meta:editing-cycles>1</meta:editing-cycles>
    <meta:document-statistic meta:table-count="0" meta:image-count="0" meta:object-count="0" meta:page-count="1" meta:paragraph-count="27" meta:word-count="155" meta:character-count="1005" meta:non-whitespace-character-count="850"/>
    <meta:generator>LibreOffice/7.5.1.2$Windows_X86_64 LibreOffice_project/fcbaee479e84c6cd81291587d2ee68cba099e129</meta:generator>
  </office:meta>
</office:document-meta>
</file>